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577ec" officeooo:paragraph-rsid="001577ec"/>
    </style:style>
    <style:style style:name="P9" style:family="paragraph" style:parent-style-name="Source_20_Code_20_Header">
      <style:text-properties officeooo:paragraph-rsid="001719a3"/>
    </style:style>
    <style:style style:name="P10" style:family="paragraph" style:parent-style-name="Source_20_Code">
      <style:text-properties officeooo:rsid="0017f8b0" officeooo:paragraph-rsid="0017f8b0"/>
    </style:style>
    <style:style style:name="P11" style:family="paragraph" style:parent-style-name="Source_20_Code">
      <style:text-properties officeooo:rsid="001c9dad" officeooo:paragraph-rsid="001c9dad"/>
    </style:style>
    <style:style style:name="P12" style:family="paragraph" style:parent-style-name="Text_20_body">
      <style:text-properties officeooo:rsid="001c9dad" officeooo:paragraph-rsid="00291340"/>
    </style:style>
    <style:style style:name="P13" style:family="paragraph" style:parent-style-name="Source_20_Code_20_Header">
      <style:text-properties officeooo:paragraph-rsid="001c9dad"/>
    </style:style>
    <style:style style:name="P14" style:family="paragraph" style:parent-style-name="Source_20_Code">
      <style:text-properties officeooo:paragraph-rsid="001c9dad"/>
    </style:style>
    <style:style style:name="P15" style:family="paragraph" style:parent-style-name="Source_20_Code">
      <style:text-properties officeooo:rsid="001ff324" officeooo:paragraph-rsid="0020455b"/>
    </style:style>
    <style:style style:name="P16" style:family="paragraph" style:parent-style-name="Text_20_body">
      <style:text-properties officeooo:rsid="001ff324" officeooo:paragraph-rsid="0020455b"/>
    </style:style>
    <style:style style:name="P17" style:family="paragraph" style:parent-style-name="Source_20_Code">
      <style:text-properties officeooo:rsid="001ff324" officeooo:paragraph-rsid="00291340"/>
    </style:style>
    <style:style style:name="P18" style:family="paragraph" style:parent-style-name="Source_20_Code">
      <style:text-properties officeooo:rsid="001ff324" officeooo:paragraph-rsid="002b182f"/>
    </style:style>
    <style:style style:name="P19" style:family="paragraph" style:parent-style-name="Text_20_body">
      <style:text-properties officeooo:rsid="001ff324" officeooo:paragraph-rsid="002b182f"/>
    </style:style>
    <style:style style:name="P20" style:family="paragraph" style:parent-style-name="Source_20_Code">
      <style:text-properties officeooo:rsid="0020455b" officeooo:paragraph-rsid="0020455b"/>
    </style:style>
    <style:style style:name="P21" style:family="paragraph" style:parent-style-name="Source_20_Code">
      <style:text-properties officeooo:rsid="0020455b" officeooo:paragraph-rsid="002b182f"/>
    </style:style>
    <style:style style:name="P22" style:family="paragraph" style:parent-style-name="Título_20_Ejercicio">
      <style:text-properties officeooo:rsid="0020455b" officeooo:paragraph-rsid="002b182f"/>
    </style:style>
    <style:style style:name="P23" style:family="paragraph" style:parent-style-name="Source_20_Code_20_Header">
      <style:text-properties officeooo:paragraph-rsid="0017f8b0"/>
    </style:style>
    <style:style style:name="P24" style:family="paragraph" style:parent-style-name="Source_20_Code_20_Header">
      <style:text-properties officeooo:paragraph-rsid="0018751b"/>
    </style:style>
    <style:style style:name="P25" style:family="paragraph" style:parent-style-name="Source_20_Code_20_Header">
      <style:text-properties officeooo:paragraph-rsid="001b7a77"/>
    </style:style>
    <style:style style:name="P26" style:family="paragraph" style:parent-style-name="Text_20_body">
      <style:text-properties officeooo:paragraph-rsid="001b7a77"/>
    </style:style>
    <style:style style:name="P27" style:family="paragraph" style:parent-style-name="Source_20_Code_20_Header">
      <style:text-properties officeooo:paragraph-rsid="0020455b"/>
    </style:style>
    <style:style style:name="P28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29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30" style:family="paragraph" style:parent-style-name="Text_20_body">
      <style:text-properties officeooo:paragraph-rsid="0000ab9b"/>
    </style:style>
    <style:style style:name="P31" style:family="paragraph" style:parent-style-name="Text_20_body">
      <style:text-properties officeooo:paragraph-rsid="00101338"/>
    </style:style>
    <style:style style:name="P32" style:family="paragraph" style:parent-style-name="Text_20_body">
      <style:text-properties officeooo:paragraph-rsid="001577ec"/>
    </style:style>
    <style:style style:name="P33" style:family="paragraph" style:parent-style-name="Text_20_body">
      <style:text-properties officeooo:rsid="00042ff5" officeooo:paragraph-rsid="0000ab9b"/>
    </style:style>
    <style:style style:name="P34" style:family="paragraph" style:parent-style-name="Text_20_body">
      <style:text-properties officeooo:rsid="0096d073" officeooo:paragraph-rsid="0000ab9b"/>
    </style:style>
    <style:style style:name="P35" style:family="paragraph" style:parent-style-name="Text_20_body">
      <style:text-properties officeooo:rsid="001719a3" officeooo:paragraph-rsid="001719a3"/>
    </style:style>
    <style:style style:name="P36" style:family="paragraph" style:parent-style-name="Source_20_Code">
      <style:text-properties officeooo:rsid="00285a8f" officeooo:paragraph-rsid="00285a8f"/>
    </style:style>
    <style:style style:name="P37" style:family="paragraph" style:parent-style-name="Source_20_Code_20_Header">
      <style:text-properties officeooo:rsid="00285a8f" officeooo:paragraph-rsid="00285a8f"/>
    </style:style>
    <style:style style:name="P38" style:family="paragraph" style:parent-style-name="Text_20_body">
      <style:text-properties officeooo:rsid="00285a8f" officeooo:paragraph-rsid="00285a8f"/>
    </style:style>
    <style:style style:name="P39" style:family="paragraph" style:parent-style-name="Título_20_Ejercicio">
      <style:text-properties officeooo:rsid="00285a8f" officeooo:paragraph-rsid="00285a8f"/>
    </style:style>
    <style:style style:name="P40" style:family="paragraph" style:parent-style-name="Source_20_Code">
      <style:text-properties officeooo:rsid="00285a8f" officeooo:paragraph-rsid="001719a3"/>
    </style:style>
    <style:style style:name="P41" style:family="paragraph" style:parent-style-name="Source_20_Code">
      <style:text-properties officeooo:rsid="00285a8f" officeooo:paragraph-rsid="0017f8b0"/>
    </style:style>
    <style:style style:name="P42" style:family="paragraph" style:parent-style-name="Título_20_Ejercicio">
      <style:text-properties officeooo:rsid="00285a8f"/>
    </style:style>
    <style:style style:name="P43" style:family="paragraph" style:parent-style-name="Source_20_Code">
      <style:text-properties officeooo:rsid="001b7a77" officeooo:paragraph-rsid="001b7a77"/>
    </style:style>
    <style:style style:name="P44" style:family="paragraph" style:parent-style-name="Source_20_Code_20_Header">
      <style:text-properties officeooo:paragraph-rsid="00285a8f"/>
    </style:style>
    <style:style style:name="P45" style:family="paragraph" style:parent-style-name="Text_20_body">
      <style:text-properties officeooo:paragraph-rsid="00285a8f"/>
    </style:style>
    <style:style style:name="P46" style:family="paragraph" style:parent-style-name="Source_20_Code_20_Header">
      <style:text-properties officeooo:paragraph-rsid="00291340"/>
    </style:style>
    <style:style style:name="P47" style:family="paragraph" style:parent-style-name="Text_20_body">
      <style:text-properties officeooo:rsid="00291340" officeooo:paragraph-rsid="00291340"/>
    </style:style>
    <style:style style:name="P48" style:family="paragraph" style:parent-style-name="Título_20_Ejercicio">
      <style:text-properties officeooo:rsid="00291340" officeooo:paragraph-rsid="00291340"/>
    </style:style>
    <style:style style:name="P49" style:family="paragraph" style:parent-style-name="Source_20_Code_20_Header">
      <style:text-properties officeooo:rsid="00291340" officeooo:paragraph-rsid="001c9dad"/>
    </style:style>
    <style:style style:name="P50" style:family="paragraph" style:parent-style-name="Romanos">
      <style:text-properties officeooo:rsid="002a8559" officeooo:paragraph-rsid="002a8559"/>
    </style:style>
    <style:style style:name="P51" style:family="paragraph" style:parent-style-name="Source_20_Code">
      <style:text-properties officeooo:rsid="002a8559" officeooo:paragraph-rsid="002a8559"/>
    </style:style>
    <style:style style:name="P52" style:family="paragraph" style:parent-style-name="Text_20_body">
      <style:text-properties officeooo:rsid="002a8559" officeooo:paragraph-rsid="002a8559"/>
    </style:style>
    <style:style style:name="P53" style:family="paragraph" style:parent-style-name="Título_20_Ejercicio">
      <style:text-properties officeooo:rsid="002a8559" officeooo:paragraph-rsid="002a8559"/>
    </style:style>
    <style:style style:name="P54" style:family="paragraph" style:parent-style-name="Source_20_Code">
      <style:text-properties officeooo:paragraph-rsid="002a8559"/>
    </style:style>
    <style:style style:name="P55" style:family="paragraph" style:parent-style-name="Text_20_body">
      <style:text-properties officeooo:paragraph-rsid="002a8559"/>
    </style:style>
    <style:style style:name="P56" style:family="paragraph" style:parent-style-name="Source_20_Code_20_Header">
      <style:text-properties officeooo:paragraph-rsid="002b182f"/>
    </style:style>
    <style:style style:name="P57" style:family="paragraph" style:parent-style-name="Text_20_body">
      <style:text-properties officeooo:rsid="002d0585" officeooo:paragraph-rsid="002d0585"/>
    </style:style>
    <style:style style:name="P58" style:family="paragraph" style:parent-style-name="Source_20_Code">
      <style:text-properties officeooo:rsid="002a8559" officeooo:paragraph-rsid="002a8559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Numerada" style:list-style-name="Numbering_20_1">
      <style:text-properties officeooo:paragraph-rsid="0031264e"/>
    </style:style>
    <style:style style:name="P61" style:family="paragraph" style:parent-style-name="Text_20_body">
      <style:text-properties officeooo:rsid="002a8559" officeooo:paragraph-rsid="002a8559"/>
    </style:style>
    <style:style style:name="P62" style:family="paragraph" style:parent-style-name="Text_20_body">
      <style:text-properties officeooo:paragraph-rsid="00221c5b"/>
    </style:style>
    <style:style style:name="P63" style:family="paragraph" style:parent-style-name="Title" style:master-page-name="Standard">
      <style:paragraph-properties style:page-number="1" fo:break-before="page"/>
      <style:text-properties officeooo:rsid="000fcf37" officeooo:paragraph-rsid="002ec7a9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112239" style:font-size-asian="10.5pt"/>
    </style:style>
    <style:style style:name="T6" style:family="text">
      <style:text-properties style:font-name="Fabrikat" fo:font-size="13pt" officeooo:rsid="001577ec" style:font-size-asian="10.5pt"/>
    </style:style>
    <style:style style:name="T7" style:family="text">
      <style:text-properties style:font-name="Fabrikat" fo:font-size="13pt" officeooo:rsid="001719a3" style:font-size-asian="10.5pt"/>
    </style:style>
    <style:style style:name="T8" style:family="text">
      <style:text-properties style:font-name="Fabrikat" fo:font-size="13pt" officeooo:rsid="0014160d" style:font-size-asian="10.5pt"/>
    </style:style>
    <style:style style:name="T9" style:family="text">
      <style:text-properties style:font-name="Fabrikat" fo:font-size="13pt" officeooo:rsid="0018751b" style:font-size-asian="10.5pt"/>
    </style:style>
    <style:style style:name="T10" style:family="text">
      <style:text-properties style:font-name="Fabrikat" fo:font-size="13pt" officeooo:rsid="002ac7dc" style:font-size-asian="10.5pt"/>
    </style:style>
    <style:style style:name="T11" style:family="text">
      <style:text-properties style:font-name="Fabrikat" fo:font-size="13pt" fo:font-weight="normal" officeooo:rsid="00285a8f" style:font-size-asian="10.5pt" style:font-weight-asian="normal" style:font-weight-complex="normal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6ae128"/>
    </style:style>
    <style:style style:name="T16" style:family="text">
      <style:text-properties officeooo:rsid="0045d22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5a8f" style:font-weight-asian="normal" style:font-weight-complex="normal"/>
    </style:style>
    <style:style style:name="T19" style:family="text">
      <style:text-properties officeooo:rsid="000d8456"/>
    </style:style>
    <style:style style:name="T20" style:family="text">
      <style:text-properties officeooo:rsid="00112239"/>
    </style:style>
    <style:style style:name="T21" style:family="text">
      <style:text-properties officeooo:rsid="0014160d"/>
    </style:style>
    <style:style style:name="T22" style:family="text">
      <style:text-properties officeooo:rsid="001719a3"/>
    </style:style>
    <style:style style:name="T23" style:family="text">
      <style:text-properties fo:font-size="13pt" officeooo:rsid="0014160d" style:font-size-asian="10.5pt"/>
    </style:style>
    <style:style style:name="T24" style:family="text">
      <style:text-properties officeooo:rsid="0017f8b0"/>
    </style:style>
    <style:style style:name="T25" style:family="text">
      <style:text-properties officeooo:rsid="0018751b"/>
    </style:style>
    <style:style style:name="T26" style:family="text">
      <style:text-properties officeooo:rsid="001c9dad"/>
    </style:style>
    <style:style style:name="T27" style:family="text">
      <style:text-properties officeooo:rsid="001ff324"/>
    </style:style>
    <style:style style:name="T28" style:family="text">
      <style:text-properties officeooo:rsid="0020455b"/>
    </style:style>
    <style:style style:name="T29" style:family="text">
      <style:text-properties officeooo:rsid="00221c5b"/>
    </style:style>
    <style:style style:name="T30" style:family="text">
      <style:text-properties officeooo:rsid="00225d6d"/>
    </style:style>
    <style:style style:name="T31" style:family="text">
      <style:text-properties officeooo:rsid="002685bd"/>
    </style:style>
    <style:style style:name="T32" style:family="text">
      <style:text-properties officeooo:rsid="00285a8f"/>
    </style:style>
    <style:style style:name="T33" style:family="text">
      <style:text-properties officeooo:rsid="00291340"/>
    </style:style>
    <style:style style:name="T34" style:family="text">
      <style:text-properties officeooo:rsid="002a8559"/>
    </style:style>
    <style:style style:name="T35" style:family="text">
      <style:text-properties officeooo:rsid="002ec7a9"/>
    </style:style>
    <style:style style:name="T36" style:family="text">
      <style:text-properties officeooo:rsid="002f1cdf"/>
    </style:style>
    <style:style style:name="T37" style:family="text">
      <style:text-properties officeooo:rsid="002f4530"/>
    </style:style>
    <style:style style:name="T38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Ejercicios Python <text:span text:style-name="T35">II</text:span></text:p>
      <text:p text:style-name="Subtitle">¡Más ejercicios!</text:p>
      <text:p text:style-name="P28">La entrega de estos ejercicios, <text:span text:style-name="T36">que es opcional, háganla </text:span>en archivos individuales <text:span text:style-name="T19">vía correo electrónico a </text:span><text:a xlink:type="simple" xlink:href="mailto:mrvilugron@unrn.edu.ar" text:style-name="Internet_20_link" text:visited-style-name="Visited_20_Internet_20_Link"><text:span text:style-name="T19">mrvilugron@unrn.edu.ar</text:span></text:a><text:span text:style-name="T19"> </text:span><text:span text:style-name="T36">o abran hilo en #python dentro de Discord.</text:span></text:p>
      <text:p text:style-name="P29"><text:span text:style-name="T36">En cada archivo, n</text:span>o olviden:</text:p>
      <text:list xml:id="list334403160" text:style-name="Numbering_20_1">
        <text:list-item>
          <text:p text:style-name="Numerada">Anotar las precondiciones y poscondiciones del programa. </text:p>
        </text:list-item>
        <text:list-item>
          <text:p text:style-name="Numerada"><text:span text:style-name="T7">Y aparte del punto anterior, </text:span><text:span text:style-name="T5">no se preocupen por si se ingresa cualquier cosa.</text:span></text:p>
        </text:list-item>
        <text:list-item>
          <text:p text:style-name="Numerada"><text:span text:style-name="T2">Sigan la forma de la salida siempre que sea posible, </text:span><text:span text:style-name="T9">pueden agregar información adicional si lo desean, pero mantengan los programas simples.</text:span></text:p>
        </text:list-item>
        <text:list-item>
          <text:p text:style-name="P60"><text:span text:style-name="T6">Un archivo por cada e</text:span><text:span text:style-name="T8">jercicio </text:span><text:span text:style-name="T6">y el </text:span><text:span text:style-name="T8">nombre del mismo deberá ser </text:span><text:span text:style-name="Example"><text:span text:style-name="T23">apellido-numero.py</text:span></text:span><text:span text:style-name="T8">, </text:span><text:span text:style-name="T10">para que sea mas fácil de revisar, no lo compacten (zip/rar/etc)</text:span></text:p>
        </text:list-item>
        <text:list-item>
          <text:p text:style-name="Numerada"><text:span text:style-name="T22">Si hay un número, asuman que es un </text:span><text:span text:style-name="T37">número natural </text:span>incluyendo el cero, salvo que sea indicad<text:span text:style-name="T22">a otra cosa.</text:span></text:p>
        </text:list-item>
        <text:list-item>
          <text:p text:style-name="Numerada">Algunos ejercicios tienen indicados extras que agregan alguna cosa extra o cambian la dificultad del ejercicio, <text:span text:style-name="T26">si intentan el extra, la entrega es del mismo.</text:span></text:p>
        </text:list-item>
        <text:list-item>
          <text:p text:style-name="Numerada">Todos los archivos deben tener al principio una sección que incluye su nombre y email:</text:p>
        </text:list-item>
        <text:list-item>
          <text:p text:style-name="Numerada">Cada archivo debe contener 4 valores de entrada con su respectiva salida.</text:p>
        </text:list-item>
      </text:list>
      <text:p text:style-name="Source_20_Code_20_Header">Por ejemplo:</text:p>
      <text:p text:style-name="P7"><text:span text:style-name="T20"># </text:span><text:span text:style-name="T21">Martín René Vilugrón</text:span></text:p>
      <text:p text:style-name="P7"><text:span text:style-name="T21"># </text:span><text:span text:style-name="T20">mrvilugron@unrn.edu.ar</text:span></text:p>
      <text:p text:style-name="P6"># Ejercicios Python</text:p>
      <text:p text:style-name="P8"># PRE: Detallamos precondiciones</text:p>
      <text:p text:style-name="P8"># POST: Detallamos postcondiciones</text:p>
      <text:p text:style-name="P62"><text:span text:style-name="T29">Si no llegan a todos los ejercicios, ¡no hay problema! Esto no es con nota, es para que practiquen.</text:span></text:p>
      <text:p text:style-name="Amplificada">!<text:span text:style-name="T30">La clave de la programación es la práctica, por lo que les recomiendo fuertemente que </text:span><text:span text:style-name="T31">no </text:span><text:span text:style-name="T30">busquen la solución al problema en internet. </text:span><text:span text:style-name="T31">Así como es muy recomendable implementar múltiples soluciones a cada ejercicio.</text:span></text:p>
      <text:h text:style-name="P59" text:outline-level="2">Ejercicios</text:h>
      <text:section text:style-name="Sect1" text:name="Sección1">
        <text:h text:style-name="P39" text:outline-level="3">Suma de secuencia</text:h>
        <text:p text:style-name="P31"><text:span text:style-name="T16">Escribir un programa que solicite al usuario </text:span><text:span text:style-name="T32">la cantidad de números que será sumada, mostrando la suma del número con su anterior.</text:span></text:p>
        <text:p text:style-name="P23"><text:span text:style-name="T24">E</text:span>ntrada</text:p>
        <text:p text:style-name="P36">4</text:p>
        <text:p text:style-name="P23">Salida</text:p>
        <text:p text:style-name="P36">actual 0 - anterior 0 – suma 0</text:p>
        <text:p text:style-name="P36">actual 1 – anterior 0 – suma 1</text:p>
        <text:p text:style-name="P36">actual 2 – anterior 1 – suma 3</text:p>
        <text:p text:style-name="P36">actual 3 – anterior 3 – suma 5</text:p>
        <text:h text:style-name="P39" text:outline-level="3">Caracteres en par</text:h>
        <text:p text:style-name="P31"><text:span text:style-name="T16">Escribir un programa que solicite al usuario </text:span><text:span text:style-name="T32">una cadena de texto y muestre solo los caracteres que se encuentren en posiciones par.</text:span></text:p>
        <text:p text:style-name="Source_20_Code_20_Header"><text:span text:style-name="T25">Ent</text:span>rada</text:p>
        <text:p text:style-name="P36">Ingeniería en Computación</text:p>
        <text:p text:style-name="P24">Salida</text:p>
        <text:p text:style-name="P36">Igneí nCmuain</text:p>
        <text:h text:style-name="P39" text:outline-level="3">Capicua </text:h>
        <text:p text:style-name="P31">Escribir un programa que solicite el número <text:span text:style-name="T32">e indique si este es capicúa o no. Solo emplear operaciones aritméticas.</text:span></text:p>
        <text:p text:style-name="P23"><text:span text:style-name="T24">E</text:span>ntrada</text:p>
        <text:p text:style-name="P36">101</text:p>
        <text:p text:style-name="P23">Salida</text:p>
        <text:p text:style-name="P36">es capicua</text:p>
        <text:h text:style-name="P39" text:outline-level="3">Triángulo</text:h>
        <text:p text:style-name="P35">Escribir un programa que imprima un <text:span text:style-name="T32">triangulo de costado</text:span>:</text:p>
        <text:p text:style-name="P44"><text:span text:style-name="T24">E</text:span>ntrada</text:p>
        <text:p text:style-name="P36">4</text:p>
        <text:p text:style-name="P37">Salida</text:p>
        <text:p text:style-name="Source_20_Code">* </text:p>
        <text:p text:style-name="Source_20_Code">* * </text:p>
        <text:p text:style-name="Source_20_Code">* * * </text:p>
        <text:p text:style-name="Source_20_Code">* * * * </text:p>
        <text:p text:style-name="Source_20_Code">* * * * * </text:p>
        <text:p text:style-name="Source_20_Code">* * * * </text:p>
        <text:p text:style-name="Source_20_Code">* * * </text:p>
        <text:p text:style-name="Source_20_Code">* * </text:p>
        <text:p text:style-name="Source_20_Code">*</text:p>
        <text:h text:style-name="P42" text:outline-level="3">Entrada de caracteres</text:h>
        <text:p text:style-name="P30">Escribir un programa que permita <text:span text:style-name="T32">ingresar el nombre y año de nacimiento del usuario e imprimir el año en el que cumplirán 100 años</text:span></text:p>
        <text:p text:style-name="P9">Entrada</text:p>
        <text:p text:style-name="P40">Martín</text:p>
        <text:p text:style-name="P36">1983</text:p>
        <text:p text:style-name="P9"><text:soft-page-break/>Salida</text:p>
        <text:p text:style-name="P36">Martín, tendrás 100 años en el 2083</text:p>
        <text:h text:style-name="P39" text:outline-level="3">Carga de listas</text:h>
        <text:p text:style-name="P26">Escribir un programa que permita <text:span text:style-name="T32">cargar una lista con una cantidad de números enteros que se le solicite al usuario para luego mostrar cada uno con la posición que ocupan.</text:span></text:p>
        <text:p text:style-name="P25">Entrada</text:p>
        <text:p text:style-name="P36">4</text:p>
        <text:p text:style-name="P36">10</text:p>
        <text:p text:style-name="P36">-4</text:p>
        <text:p text:style-name="P36">8</text:p>
        <text:p text:style-name="P36">-5</text:p>
        <text:p text:style-name="P25">Salida</text:p>
        <text:p text:style-name="P36">1:10, 2:-2, 3:8, 4:-5</text:p>
        <text:h text:style-name="Título_20_Ejercicio" text:outline-level="3">Suma Lenta <text:span text:style-name="T32">II</text:span></text:h>
        <text:p text:style-name="P33"><text:span text:style-name="T32">Mejorar la Suma Lenta (10) para que </text:span>sume dos números <text:span text:style-name="T32">positivos o negativos </text:span>solicitados <text:span text:style-name="T32">al usuario</text:span> sumando de a uno. <text:span text:style-name="T19">(sin sumar ambos números directamente)</text:span></text:p>
        <text:p text:style-name="P23"><text:span text:style-name="T24">E</text:span>ntrada</text:p>
        <text:p text:style-name="P10">4</text:p>
        <text:p text:style-name="P10">-4</text:p>
        <text:p text:style-name="P23">Salida</text:p>
        <text:p text:style-name="P10">4-1-1-1-1=<text:span text:style-name="T32">0</text:span></text:p>
        <text:h text:style-name="Título_20_Ejercicio" text:outline-level="3">Suma de números</text:h>
        <text:p text:style-name="P34">Escribir un programa que sume <text:span text:style-name="T32">los números contenidos en una lista. Pueden utilizar el código del ejercicio</text:span><text:a xlink:type="simple" xlink:href="#36.Carga de listas|outline" text:style-name="Internet_20_link" text:visited-style-name="Visited_20_Internet_20_Link"><text:span text:style-name="T32"> 36 Carga de listas</text:span></text:a><text:span text:style-name="T32">.</text:span></text:p>
        <text:p text:style-name="P23"><text:span text:style-name="T24">E</text:span>ntrada</text:p>
        <text:p text:style-name="P36">1</text:p>
        <text:p text:style-name="P41">3</text:p>
        <text:p text:style-name="P41">7</text:p>
        <text:p text:style-name="P36">8</text:p>
        <text:p text:style-name="P10">4</text:p>
        <text:p text:style-name="P23">Salida</text:p>
        <text:p text:style-name="P10">2<text:span text:style-name="T32">3</text:span></text:p>
        <text:h text:style-name="P39" text:outline-level="3">Tablas de multiplicar</text:h>
        <text:p text:style-name="P32">Escriba un programa que pida un <text:span text:style-name="T32">numero entero para mostrar la tabla de multiplicación.</text:span></text:p>
        <text:p text:style-name="P25"><text:span text:style-name="T24">E</text:span>ntrada</text:p>
        <text:p text:style-name="P36">2</text:p>
        <text:p text:style-name="P25">Salida</text:p>
        <text:p text:style-name="P36">1<text:tab/>x<text:tab/>2<text:tab/>=<text:tab/>2</text:p>
        <text:p text:style-name="P36">2<text:tab/>x<text:tab/>2<text:tab/>=<text:tab/>4</text:p>
        <text:p text:style-name="P36">3<text:tab/>x<text:tab/>2<text:tab/>=<text:tab/>6</text:p>
        <text:p text:style-name="P36">4<text:tab/>x<text:tab/>2<text:tab/>=<text:tab/>8</text:p>
        <text:p text:style-name="P36">5<text:tab/>x<text:tab/>2<text:tab/>=<text:tab/>10</text:p>
        <text:p text:style-name="P36">6<text:tab/>x<text:tab/>2<text:tab/>=<text:tab/>12</text:p>
        <text:p text:style-name="P36">7<text:tab/>x<text:tab/>2<text:tab/>=<text:tab/>14</text:p>
        <text:p text:style-name="P36">8<text:tab/>x<text:tab/>2<text:tab/>=<text:tab/>16</text:p>
        <text:p text:style-name="P36">9<text:tab/>x<text:tab/>2<text:tab/>=<text:tab/>18</text:p>
        <text:p text:style-name="P36">10<text:tab/>x<text:tab/>2<text:tab/>=<text:tab/>20</text:p>
        <text:h text:style-name="P39" text:outline-level="3"><text:soft-page-break/>Tabla de multiplicar II</text:h>
        <text:p text:style-name="Text_20_body">Escribir un programa que <text:span text:style-name="T32">imprima una tabla de multiplicaciones que abarque entre 1 y 10.</text:span></text:p>
        <text:p text:style-name="P25">Salida</text:p>
        <text:p text:style-name="P43">-<text:span text:style-name="T26">40 es </text:span>negativo</text:p>
        <text:h text:style-name="P39" text:outline-level="3">Inversión de números</text:h>
        <text:p text:style-name="P45">Escribir un programa que pida el ingreso de un número <text:span text:style-name="T32">y lo muestre con sus dígitos invertidos.</text:span></text:p>
        <text:p text:style-name="P25"><text:span text:style-name="T24">E</text:span>ntrada</text:p>
        <text:p text:style-name="P36">123456</text:p>
        <text:p text:style-name="P25">Salida</text:p>
        <text:p text:style-name="P36">654321</text:p>
        <text:h text:style-name="Título_20_Ejercicio" text:outline-level="3">Días de la semana</text:h>
        <text:p text:style-name="Text_20_body">Escribir un programa en que dado un número del 1 a 7, <text:span text:style-name="T26">imprima </text:span>el correspondiente nombre del día de la semana.</text:p>
        <text:p text:style-name="P13"><text:span text:style-name="T24">E</text:span>ntrada</text:p>
        <text:p text:style-name="P11">1</text:p>
        <text:p text:style-name="P13">Salida</text:p>
        <text:p text:style-name="P11">el día 1 es lunes</text:p>
        <text:h text:style-name="P39" text:outline-level="3">Cadenas balanceadas</text:h>
        <text:p text:style-name="Text_20_body">Escribir un programa que pida el ingreso de <text:span text:style-name="T32">dos cadenas e indique si todos los caracteres de la primera estan incluidos en la segunda.</text:span></text:p>
        <text:p text:style-name="P13"><text:span text:style-name="T24">E</text:span>ntrada <text:span text:style-name="T32">caso 1</text:span></text:p>
        <text:p text:style-name="P36">unrn</text:p>
        <text:p text:style-name="P36">universidad</text:p>
        <text:p text:style-name="P13">Salida <text:span text:style-name="T32">caso 1</text:span></text:p>
        <text:p text:style-name="P36">unrn esta balanceada con universidad</text:p>
        <text:p text:style-name="Source_20_Code_20_Header"><text:span text:style-name="T32">E</text:span>ntrada <text:span text:style-name="T32">caso 2</text:span></text:p>
        <text:p text:style-name="P36">pyr</text:p>
        <text:p text:style-name="P36">python</text:p>
        <text:p text:style-name="P44">Salida caso <text:span text:style-name="T32">2</text:span></text:p>
        <text:p text:style-name="P36">pyr no está balanceada con python</text:p>
        <text:h text:style-name="P39" text:outline-level="3">Suma en cadena</text:h>
        <text:p text:style-name="Text_20_body">Esc<text:span text:style-name="T17">ribir un programa que pida el ingreso de </text:span><text:span text:style-name="T11">una cadena que incluya</text:span><text:span text:style-name="T17"> números </text:span><text:span text:style-name="T18">enteros y devuelva la suma de los digitos.</text:span></text:p>
        <text:p text:style-name="P13"><text:span text:style-name="T24">E</text:span>ntrada</text:p>
        <text:p text:style-name="P36">Hola<text:span text:style-name="streams">12</text:span>Mundo<text:span text:style-name="streams">45</text:span></text:p>
        <text:p text:style-name="P38">En este ejemplo: <draw:frame draw:style-name="fr2" draw:name="Objeto1" text:anchor-type="as-char" svg:y="-0.377cm" svg:width="2.524cm" svg:height="0.467cm" draw:z-index="7"><draw:object xlink:href="./Object 2" xlink:type="simple" xlink:show="embed" xlink:actuate="onLoad"/><draw:image xlink:href="./ObjectReplacements/Object 2" xlink:type="simple" xlink:show="embed" xlink:actuate="onLoad"/></draw:frame></text:p>
        <text:p text:style-name="P13">Salida</text:p>
        <text:p text:style-name="P36">12</text:p>
        <text:p text:style-name="P12">Extra: <text:span text:style-name="T32">Unir los dígitos en números tomando los otros caracteres como separadores y sumarlos: </text:span></text:p>
        <text:p text:style-name="P12"><text:span text:style-name="T32">Del ejemplo anterior: </text:span><text:span text:style-name="T32"><draw:frame draw:style-name="fr2" draw:name="Objeto2" text:anchor-type="as-char" svg:y="-0.377cm" svg:width="1.937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  <text:h text:style-name="P39" text:outline-level="3"><text:soft-page-break/>Frecuencia</text:h>
        <text:p text:style-name="Text_20_body">Escribir un programa que imprima <text:span text:style-name="T32">la cantidad de veces que aparecen las letras en una cadena, </text:span><text:span text:style-name="T33">incluyendo espacios</text:span></text:p>
        <text:p text:style-name="P37">Entrada</text:p>
        <text:p text:style-name="P36">Manzana</text:p>
        <text:p text:style-name="P37">Salida</text:p>
        <text:p text:style-name="P36">M: 1, a:3, n:2, z:1</text:p>
        <text:h text:style-name="P48" text:outline-level="3"><text:bookmark-start text:name="__RefHeading__2037_935571122"/>Al cuadrado<text:bookmark-end text:name="__RefHeading__2037_935571122"/></text:h>
        <text:p text:style-name="P47">Escribir un programa eleve al cuadrado los números en una lista.</text:p>
        <text:p text:style-name="P49">Dada una lista como la siguiente:</text:p>
        <text:p text:style-name="P14"><text:bookmark text:name="syntax"/><text:span text:style-name="Source_20_Text"><text:span text:style-name="T33">lista = </text:span></text:span><text:span text:style-name="Source_20_Text">[1, 2, 3, 4, 5, 6, 7]</text:span></text:p>
        <text:p text:style-name="P13">Salida</text:p>
        <text:p text:style-name="P11">[1, 4, 9, 16, 25, 36, 49]</text:p>
        <text:h text:style-name="P48" text:outline-level="3">Duplicados</text:h>
        <text:p text:style-name="P16">Escribir un <text:span text:style-name="T33">programa que muestre los números duplicados de una lista.</text:span></text:p>
        <text:p text:style-name="P27"><text:span text:style-name="T27">En</text:span>trada</text:p>
        <text:p text:style-name="P15">list<text:span text:style-name="T33">a</text:span> = [10, 20, 60, 30, 20, 40, 30, 60, 70, 80]</text:p>
        <text:p text:style-name="P27">Salida</text:p>
        <text:p text:style-name="P20">[20, 60, 30]</text:p>
        <text:h text:style-name="P48" text:outline-level="3">De-Duplicación</text:h>
        <text:p text:style-name="P47">Escribir un programa que muestre los elementos no duplicados de una lista.</text:p>
        <text:p text:style-name="P46"><text:span text:style-name="T27">En</text:span>trada</text:p>
        <text:p text:style-name="P17">list<text:span text:style-name="T33">a</text:span> = [10, 20, 60, 30, 20, 40, 30, 60, 70, 80]</text:p>
        <text:p text:style-name="P46">Salida</text:p>
        <text:p text:style-name="Source_20_Code">[70, 40, 10, 80, 20, 60, 30]</text:p>
        <text:h text:style-name="P48" text:outline-level="3">Adivina adivinador</text:h>
        <text:p text:style-name="P47">Utilizando <text:span text:style-name="Example">random.randint</text:span>, escribir un programa que nos haga adivinar un número elegido al azar.</text:p>
        <text:p text:style-name="Source_20_Code">import random</text:p>
        <text:p text:style-name="Source_20_Code">aleatorio = random.randint(1,6)</text:p>
        <text:p text:style-name="P47">El fragmento anterior simula un dado de seis caras.</text:p>
        <text:h text:style-name="P48" text:outline-level="3">Removiendo</text:h>
        <text:p text:style-name="P47">Escribir un programa que remueva el i-esimo carácter de una cadena.</text:p>
        <text:p text:style-name="Source_20_Code_20_Header">Entrada</text:p>
        <text:p text:style-name="Source_20_Code">Hola Mundo!</text:p>
        <text:p text:style-name="Source_20_Code">3</text:p>
        <text:p text:style-name="Source_20_Code_20_Header">Salida</text:p>
        <text:p text:style-name="Source_20_Code">Hoa Mundo!</text:p>
        <text:h text:style-name="P22" text:outline-level="3">Dominó</text:h>
        <text:p text:style-name="P19">Escribir un programa que imprima por pantalla todas las fichas de dominó, de una por línea y sin repetir.</text:p>
        <text:p text:style-name="P56">Salida</text:p>
        <text:p text:style-name="P21"><text:soft-page-break/>0|0</text:p>
        <text:p text:style-name="P21">0|1</text:p>
        <text:p text:style-name="P21">0|2</text:p>
        <text:p text:style-name="P21">0|3</text:p>
        <text:p text:style-name="P21">0|4</text:p>
        <text:p text:style-name="P21">0|5</text:p>
        <text:p text:style-name="P21">0|6</text:p>
        <text:p text:style-name="P21"># etc, etc</text:p>
        <text:h text:style-name="P22" text:outline-level="3">Abreviador</text:h>
        <text:p text:style-name="P19">Escribir una función que dada una cadena de caracteres, devuelva <text:span text:style-name="T28">l</text:span>a primera letra de cada palabra.</text:p>
        <text:p text:style-name="P56"><text:span text:style-name="T27">En</text:span>trada</text:p>
        <text:p text:style-name="P18">Universal Serial Bus</text:p>
        <text:p text:style-name="P56">Salida</text:p>
        <text:p text:style-name="P21">USB</text:p>
      </text:section>
      <text:h text:style-name="P53" text:outline-level="3">Funciones</text:h>
      <text:p text:style-name="P52">Si has llegado hasta acá completando todos los ejercicios anteriores, ¡Felicitaciones por un gran trabajo!</text:p>
      <text:p text:style-name="P52">Tu última misión es convertir todos los ejercicios anteriores en funciones.</text:p>
      <text:p text:style-name="P52">Lo más importante de las mismas, es mantener separado lo que entra, los <text:span text:style-name="Example">input</text:span>’s y las salidas (<text:span text:style-name="Example">print</text:span>).</text:p>
      <text:p text:style-name="P57">Opcionalmente, agregando <text:span text:style-name="Example">assert</text:span> para validar que las preondiciones y poscondiciones se cumplen.</text:p>
      <text:p text:style-name="P52">Esencialmente, el objetivo de cada función no es imprimir, sino cumplir con la consigna del ejercicio y devolver el resultado esperado, teniendo especial cuidado en devolver el tipo de dato más simple posible.</text:p>
      <text:p text:style-name="P52">Esto significa que:</text:p>
      <text:p text:style-name="Romanos">Si el ejercicio pide la obtención de un número, el valor retornado por la función, será solo el número. (int o float)</text:p>
      <text:p text:style-name="Romanos">Si el ejercicio pide la obtención de la pertenencia a un conjunto o el cumplimiento de una condición, un valor lógico (bool)</text:p>
      <text:p text:style-name="P50">Cuando el resultado es un conjunto de valores, como la división. Una tupla (tuple), pero si el resultado puede ser necesario ser modificado, una lista (list)</text:p>
      <text:p text:style-name="P50">Cuando el resultado es una cadena, esta no debe incluir el “mensaje”, sino solo el valor calculado por la función.</text:p>
      <text:p text:style-name="P55"><text:span text:style-name="T34">El ejemplo de una función para </text:span><text:a xlink:type="simple" xlink:href="#43.Suma Lenta II|outline" text:style-name="Internet_20_link" text:visited-style-name="Visited_20_Internet_20_Link"><text:span text:style-name="T34">43 Suma Lenta II</text:span></text:a><text:span text:style-name="T34">:</text:span></text:p>
      <text:p text:style-name="Source_20_Code"><text:soft-page-break/><text:span text:style-name="T34">d</text:span>ef suma_lenta(numero_a, numero_b):</text:p>
      <text:p text:style-name="P54"><text:s text:c="4"/>"""</text:p>
      <text:p text:style-name="P54"><text:s text:c="4"/><text:span text:style-name="T34">Esta función suma numero_a y numero_b de a uno, sin utilizar el operador </text:span></text:p>
      <text:p text:style-name="P51"><text:s text:c="4"/>entre los argumentos de manera directa</text:p>
      <text:p text:style-name="P54"><text:s text:c="4"/>"""</text:p>
      <text:p text:style-name="P54"><text:s text:c="4"/><text:span text:style-name="T34">pass <text:s/># esta instrucción, no hace nada y debe ser reemplazada por su código</text:span></text:p>
      <text:p text:style-name="P52">Observen la cadena debajo de declaración de la función, esto es llamado docstring, y es posible accederlo en la consola interactiva</text:p>
      <text:p text:style-name="P52">Prueben con:</text:p>
      <text:p text:style-name="Source_20_Code">&gt;&gt;&gt; help(suma_lenta)</text:p>
      <text:p text:style-name="Text_20_body">Y verán:</text:p>
      <text:p text:style-name="Source_20_Code">Help on function suma_lenta in module __main__:</text:p>
      <text:p text:style-name="Source_20_Code"/>
      <text:p text:style-name="Source_20_Code">suma_lenta(numero_a, numero_b)</text:p>
      <text:p text:style-name="Source_20_Code"><text:s text:c="4"/>Esta función suma numero_a y numero_b de a uno, sin utilizar el operador </text:p>
      <text:p text:style-name="Source_20_Code"><text:s text:c="4"/>entre los argumentos de manera directa</text:p>
      <text:p text:style-name="P52">Esta integración entre nuestro programa y Python mismo es de lo que lo hace tan cómodo de utilizar. Entre más descriptivos sean, menos van a tener que acordarse de que es lo que han hecho. Siempre le pueden preguntar a la función misma que es lo que hace y como; siempre y cuando hayan incorporado a sus funciones.</text:p>
      <text:p text:style-name="P52">Pueden emplear <text:span text:style-name="Example">help</text:span> con cualquier cosa que esté disponible en la terminal de Python, por ejemplo:</text:p>
      <text:p text:style-name="P51">&gt;&gt;&gt; help(list)</text:p>
      <text:p text:style-name="P52">Y podrán ver toda la funcionalidad de las listas, o también, como usar una parte de la misma:</text:p>
      <text:p text:style-name="P51">&gt;&gt;&gt; help(list.inser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6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06T14:54:45.389000270">2023</text:date></text:span></text:p>
      </style:header>
      <style:footer>
        <text:p text:style-name="MP3"><text:span text:style-name="MT5">r</text:span><text:editing-cycles>38</text:editing-cycles>/<text:span text:style-name="MT6"><text:date style:data-style-name="N10114" text:date-value="2023-02-06T14:54:45.389000270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7" style:data-style-name="N0">7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06T14:54:45.389000270">2023</text:date></text:span></text:p>
      </style:header>
      <style:footer>
        <text:p text:style-name="MP5"><text:span text:style-name="MT5">r</text:span><text:editing-cycles>38</text:editing-cycles>/<text:span text:style-name="MT6"><text:date style:data-style-name="N10114" text:date-value="2023-02-06T14:54:45.389000270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3-02-06T14:54:45.244000000</dc:date>
    <dc:creator>Martín René Vilugron</dc:creator>
    <meta:editing-duration>P1DT13H16M59S</meta:editing-duration>
    <meta:editing-cycles>38</meta:editing-cycles>
    <meta:generator>LibreOffice/7.5.0.3$Windows_X86_64 LibreOffice_project/c21113d003cd3efa8c53188764377a8272d9d6de</meta:generator>
    <meta:document-statistic meta:table-count="0" meta:image-count="2" meta:object-count="2" meta:page-count="7" meta:paragraph-count="232" meta:word-count="1434" meta:character-count="8086" meta:non-whitespace-character-count="6831"/>
  </office:meta>
</office:document-meta>
</file>

<file path=Object 2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5</mn>
      </mrow>
      <mo stretchy="false">=</mo>
      <mn>12</mn>
    </mrow>
    <annotation encoding="StarMath 5.0">1 + 2 + 4 + 5 = 12</annotation>
  </semantics>
</math>
</file>

<file path=Object 3/content.xml><?xml version="1.0" encoding="utf-8"?>
<math xmlns="http://www.w3.org/1998/Math/MathML" display="block">
  <semantics>
    <mrow>
      <mrow>
        <mn>12</mn>
        <mo stretchy="false">+</mo>
        <mn>45</mn>
      </mrow>
      <mo stretchy="false">=</mo>
      <mn>57</mn>
    </mrow>
    <annotation encoding="StarMath 5.0">12 + 45 = 57</annotation>
  </semantics>
</math>
</file>